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Tahoma, Helvetica, FreeSans, sans-serif"/>
    <style:font-face style:name="georgia" svg:font-family="georgia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7ccc" officeooo:paragraph-rsid="00057ccc"/>
    </style:style>
    <style:style style:name="P2" style:family="paragraph" style:parent-style-name="Standard">
      <style:text-properties officeooo:rsid="00057ccc" officeooo:paragraph-rsid="00057d08"/>
    </style:style>
    <style:style style:name="P3" style:family="paragraph" style:parent-style-name="Standard">
      <style:text-properties officeooo:rsid="00057d08" officeooo:paragraph-rsid="00057d08"/>
    </style:style>
    <style:style style:name="P4" style:family="paragraph" style:parent-style-name="Standard">
      <style:text-properties officeooo:rsid="00067ffc" officeooo:paragraph-rsid="00067ffc"/>
    </style:style>
    <style:style style:name="P5" style:family="paragraph" style:parent-style-name="Standard">
      <style:text-properties officeooo:rsid="00067ffc" officeooo:paragraph-rsid="0006d1c5"/>
    </style:style>
    <style:style style:name="P6" style:family="paragraph" style:parent-style-name="Standard">
      <style:text-properties fo:color="#ff3333" officeooo:rsid="00057ccc" officeooo:paragraph-rsid="00057ccc"/>
    </style:style>
    <style:style style:name="P7" style:family="paragraph" style:parent-style-name="Standard">
      <style:text-properties fo:color="#ff3333" officeooo:rsid="00067ffc" officeooo:paragraph-rsid="00067ffc"/>
    </style:style>
    <style:style style:name="P8" style:family="paragraph" style:parent-style-name="Standard">
      <style:text-properties fo:color="#ff3333" officeooo:rsid="000712f0" officeooo:paragraph-rsid="000712f0"/>
    </style:style>
    <style:style style:name="P9" style:family="paragraph" style:parent-style-name="Standard">
      <style:text-properties fo:color="#ff3333" officeooo:rsid="0007b8fa" officeooo:paragraph-rsid="0007b8fa"/>
    </style:style>
    <style:style style:name="P10" style:family="paragraph" style:parent-style-name="Standard">
      <style:text-properties fo:color="#ff3333" officeooo:rsid="0007b8fa" officeooo:paragraph-rsid="000bd51c"/>
    </style:style>
    <style:style style:name="P11" style:family="paragraph" style:parent-style-name="Standard">
      <style:text-properties fo:color="#ff3333" officeooo:rsid="000cd713" officeooo:paragraph-rsid="000cd713" fo:background-color="#ffffff"/>
    </style:style>
    <style:style style:name="P12" style:family="paragraph" style:parent-style-name="Standard">
      <style:text-properties fo:color="#ff3333" officeooo:rsid="000cd713" officeooo:paragraph-rsid="000f5d30" fo:background-color="#ffffff"/>
    </style:style>
    <style:style style:name="P13" style:family="paragraph" style:parent-style-name="Standard">
      <style:text-properties fo:color="#ff3333" officeooo:rsid="000bd51c" officeooo:paragraph-rsid="000bd51c" fo:background-color="#ffffff"/>
    </style:style>
    <style:style style:name="P14" style:family="paragraph" style:parent-style-name="Standard">
      <style:text-properties fo:color="#ff3333" officeooo:rsid="000bd51c" officeooo:paragraph-rsid="000d218e" fo:background-color="#ffffff"/>
    </style:style>
    <style:style style:name="P15" style:family="paragraph" style:parent-style-name="Standard">
      <style:text-properties fo:color="#ff3333" officeooo:rsid="000d6c94" officeooo:paragraph-rsid="000d6c94" fo:background-color="#ffffff"/>
    </style:style>
    <style:style style:name="P16" style:family="paragraph" style:parent-style-name="Standard">
      <style:text-properties fo:color="#ff3333" officeooo:rsid="000f5d30" officeooo:paragraph-rsid="0010bb23" fo:background-color="#ffffff"/>
    </style:style>
    <style:style style:name="P17" style:family="paragraph" style:parent-style-name="Standard">
      <style:text-properties fo:color="#000000" officeooo:rsid="000712f0" officeooo:paragraph-rsid="000712f0"/>
    </style:style>
    <style:style style:name="P18" style:family="paragraph" style:parent-style-name="Standard">
      <style:text-properties fo:color="#ff3333" officeooo:rsid="000f5d30" officeooo:paragraph-rsid="000f5d30" fo:background-color="#ffffff"/>
    </style:style>
    <style:style style:name="P19" style:family="paragraph" style:parent-style-name="Standard">
      <style:text-properties fo:color="#ff3333" officeooo:rsid="000f5d30" officeooo:paragraph-rsid="0010bb23" fo:background-color="#ffffff"/>
    </style:style>
    <style:style style:name="P20" style:family="paragraph" style:parent-style-name="Standard">
      <style:text-properties fo:color="#ff3333" officeooo:rsid="000d6c94" officeooo:paragraph-rsid="000d6c94" fo:background-color="#ffffff"/>
    </style:style>
    <style:style style:name="P21" style:family="paragraph" style:parent-style-name="Standard">
      <style:text-properties fo:color="#ff3333" officeooo:rsid="000d6c94" officeooo:paragraph-rsid="0011cc18" fo:background-color="#ffffff"/>
    </style:style>
    <style:style style:name="P22" style:family="paragraph" style:parent-style-name="Standard">
      <style:text-properties fo:color="#ff3333" officeooo:rsid="000d6c94" officeooo:paragraph-rsid="001367e6" fo:background-color="#ffffff"/>
    </style:style>
    <style:style style:name="P23" style:family="paragraph" style:parent-style-name="Standard">
      <style:text-properties fo:color="#ff3333" officeooo:rsid="000d6c94" officeooo:paragraph-rsid="0014fa83" fo:background-color="#ffffff"/>
    </style:style>
    <style:style style:name="P24" style:family="paragraph" style:parent-style-name="Standard">
      <style:text-properties fo:color="#ff3333" officeooo:rsid="000cd713" officeooo:paragraph-rsid="001218b0" fo:background-color="#ffffff"/>
    </style:style>
    <style:style style:name="P25" style:family="paragraph" style:parent-style-name="Standard">
      <style:paragraph-properties fo:text-align="start" style:justify-single-word="false"/>
      <style:text-properties fo:color="#ff3333" officeooo:rsid="00099b29" officeooo:paragraph-rsid="00155e00" fo:background-color="#ffffff"/>
    </style:style>
    <style:style style:name="P26" style:family="paragraph" style:parent-style-name="Standard">
      <style:paragraph-properties fo:text-align="start" style:justify-single-word="false"/>
      <style:text-properties fo:color="#ff3333" officeooo:rsid="00099b29" officeooo:paragraph-rsid="0018c345" fo:background-color="#ffffff"/>
    </style:style>
    <style:style style:name="P27" style:family="paragraph" style:parent-style-name="Standard">
      <style:paragraph-properties fo:text-align="start" style:justify-single-word="false"/>
      <style:text-properties fo:color="#ff3333" officeooo:rsid="00099b29" officeooo:paragraph-rsid="001965b5" fo:background-color="#ffffff"/>
    </style:style>
    <style:style style:name="P28" style:family="paragraph" style:parent-style-name="Standard">
      <style:paragraph-properties fo:text-align="start" style:justify-single-word="false"/>
      <style:text-properties fo:color="#ff3333" officeooo:rsid="001965b5" officeooo:paragraph-rsid="001965b5" fo:background-color="#ffffff"/>
    </style:style>
    <style:style style:name="P29" style:family="paragraph" style:parent-style-name="Standard">
      <style:paragraph-properties fo:text-align="start" style:justify-single-word="false"/>
      <style:text-properties fo:color="#ff3333" officeooo:rsid="001965b5" officeooo:paragraph-rsid="002087df" fo:background-color="#ffffff"/>
    </style:style>
    <style:style style:name="P30" style:family="paragraph" style:parent-style-name="Standard">
      <style:text-properties fo:color="#ff3333" officeooo:rsid="001965b5" officeooo:paragraph-rsid="001965b5" fo:background-color="#ffffff"/>
    </style:style>
    <style:style style:name="P31" style:family="paragraph" style:parent-style-name="Standard">
      <style:text-properties fo:color="#ff3333" officeooo:rsid="001965b5" officeooo:paragraph-rsid="001985e1" fo:background-color="#ffffff"/>
    </style:style>
    <style:style style:name="P32" style:family="paragraph" style:parent-style-name="Standard">
      <style:paragraph-properties fo:text-align="start" style:justify-single-word="false"/>
      <style:text-properties fo:color="#ff3333" officeooo:rsid="001aa97b" officeooo:paragraph-rsid="001aa97b" fo:background-color="#ffffff"/>
    </style:style>
    <style:style style:name="P33" style:family="paragraph" style:parent-style-name="Standard">
      <style:text-properties fo:color="#ff3333" officeooo:rsid="001b394c" officeooo:paragraph-rsid="001b394c" fo:background-color="#ffffff"/>
    </style:style>
    <style:style style:name="P34" style:family="paragraph" style:parent-style-name="Standard">
      <style:paragraph-properties fo:text-align="start" style:justify-single-word="false"/>
      <style:text-properties fo:color="#ff3333" officeooo:rsid="00172266" officeooo:paragraph-rsid="00172266"/>
    </style:style>
    <style:style style:name="P35" style:family="paragraph" style:parent-style-name="Standard">
      <style:text-properties fo:color="#ff3333" officeooo:rsid="00156df6" officeooo:paragraph-rsid="00156df6"/>
    </style:style>
    <style:style style:name="P36" style:family="paragraph" style:parent-style-name="Standard">
      <style:text-properties fo:color="#ff3333" officeooo:paragraph-rsid="001b7e63"/>
    </style:style>
    <style:style style:name="P37" style:family="paragraph" style:parent-style-name="Standard">
      <style:text-properties fo:color="#ff3333" officeooo:rsid="001b7e63" officeooo:paragraph-rsid="001b7e63"/>
    </style:style>
    <style:style style:name="P38" style:family="paragraph" style:parent-style-name="Standard">
      <style:text-properties fo:color="#ff3333" officeooo:rsid="001b7e63" officeooo:paragraph-rsid="001bd1db"/>
    </style:style>
    <style:style style:name="P39" style:family="paragraph" style:parent-style-name="Standard">
      <style:text-properties fo:color="#ff3333" officeooo:rsid="001b7e63" officeooo:paragraph-rsid="001c2784"/>
    </style:style>
    <style:style style:name="P40" style:family="paragraph" style:parent-style-name="Standard">
      <style:paragraph-properties fo:text-align="start" style:justify-single-word="false"/>
      <style:text-properties fo:color="#ff3333" fo:font-size="16pt" style:text-underline-style="solid" style:text-underline-width="auto" style:text-underline-color="font-color" fo:font-weight="bold" officeooo:rsid="001ddd5c" officeooo:paragraph-rsid="001ddd5c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ff3333" fo:font-size="18pt" style:text-underline-style="solid" style:text-underline-width="auto" style:text-underline-color="font-color" fo:font-weight="bold" officeooo:rsid="00155e00" officeooo:paragraph-rsid="00155e00" style:font-size-asian="18pt" style:font-weight-asian="bold" style:font-size-complex="18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ff3333" fo:font-size="18pt" style:text-underline-style="solid" style:text-underline-width="auto" style:text-underline-color="font-color" fo:font-weight="bold" officeooo:rsid="001965b5" officeooo:paragraph-rsid="001965b5" fo:background-color="#ffffff" style:font-size-asian="18pt" style:font-weight-asian="bold" style:font-size-complex="18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ff3333" fo:font-size="18pt" style:text-underline-style="none" fo:font-weight="bold" officeooo:rsid="001f7ee4" officeooo:paragraph-rsid="001f7ee4" fo:background-color="#ffffff" style:font-size-asian="18pt" style:font-weight-asian="bold" style:font-size-complex="18pt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ff3333" fo:font-size="18pt" style:text-underline-style="none" fo:font-weight="bold" officeooo:rsid="001f7ee4" officeooo:paragraph-rsid="002087df" fo:background-color="#ffffff" style:font-size-asian="18pt" style:font-weight-asian="bold" style:font-size-complex="18pt" style:font-weight-complex="bold"/>
    </style:style>
    <style:style style:name="P45" style:family="paragraph" style:parent-style-name="Standard">
      <style:text-properties officeooo:rsid="00067ffc" officeooo:paragraph-rsid="00067ffc"/>
    </style:style>
    <style:style style:name="P46" style:family="paragraph" style:parent-style-name="Standard">
      <style:text-properties officeooo:rsid="00067ffc" officeooo:paragraph-rsid="0006d1c5"/>
    </style:style>
    <style:style style:name="P47" style:family="paragraph" style:parent-style-name="Standard">
      <style:text-properties fo:color="#000000" officeooo:rsid="000bd51c" officeooo:paragraph-rsid="000bd51c"/>
    </style:style>
    <style:style style:name="P48" style:family="paragraph" style:parent-style-name="Standard">
      <style:text-properties fo:color="#000000" officeooo:rsid="000d6c94" officeooo:paragraph-rsid="0011cc18" fo:background-color="#ffffff"/>
    </style:style>
    <style:style style:name="P49" style:family="paragraph" style:parent-style-name="Standard">
      <style:paragraph-properties fo:text-align="start" style:justify-single-word="false"/>
      <style:text-properties fo:color="#000000" officeooo:rsid="00099b29" officeooo:paragraph-rsid="00099b29"/>
    </style:style>
    <style:style style:name="P50" style:family="paragraph" style:parent-style-name="Standard">
      <style:paragraph-properties fo:text-align="start" style:justify-single-word="false"/>
      <style:text-properties fo:color="#000000" officeooo:rsid="00099b29" officeooo:paragraph-rsid="00155e00"/>
    </style:style>
    <style:style style:name="P51" style:family="paragraph" style:parent-style-name="Standard">
      <style:text-properties fo:color="#000000" officeooo:rsid="00099b29" officeooo:paragraph-rsid="001c2784"/>
    </style:style>
    <style:style style:name="P52" style:family="paragraph" style:parent-style-name="Standard">
      <style:paragraph-properties fo:text-align="start" style:justify-single-word="false"/>
      <style:text-properties fo:color="#000000" officeooo:rsid="00155e00" officeooo:paragraph-rsid="00155e00"/>
    </style:style>
    <style:style style:name="P53" style:family="paragraph" style:parent-style-name="Standard">
      <style:paragraph-properties fo:text-align="start" style:justify-single-word="false"/>
      <style:text-properties fo:color="#000000" officeooo:rsid="00155e00" officeooo:paragraph-rsid="00172266"/>
    </style:style>
    <style:style style:name="P54" style:family="paragraph" style:parent-style-name="Standard">
      <style:paragraph-properties fo:text-align="start" style:justify-single-word="false"/>
      <style:text-properties fo:color="#000000" officeooo:rsid="00172266" officeooo:paragraph-rsid="00172266"/>
    </style:style>
    <style:style style:name="P55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1965b5" officeooo:paragraph-rsid="001965b5" fo:background-color="#ffffff" style:font-size-asian="10.5pt" style:font-weight-asian="bold" style:font-size-complex="12pt" style:font-weight-complex="bold"/>
    </style:style>
    <style:style style:name="P56" style:family="paragraph" style:parent-style-name="Standard">
      <style:text-properties officeooo:rsid="00057ccc" officeooo:paragraph-rsid="00057ccc"/>
    </style:style>
    <style:style style:name="P57" style:family="paragraph" style:parent-style-name="Standard">
      <style:text-properties officeooo:rsid="00156df6" officeooo:paragraph-rsid="00156df6"/>
    </style:style>
    <style:style style:name="P58" style:family="paragraph" style:parent-style-name="Standard">
      <style:paragraph-properties fo:text-align="start" style:justify-single-word="false"/>
      <style:text-properties officeooo:rsid="00156df6" officeooo:paragraph-rsid="001965b5"/>
    </style:style>
    <style:style style:name="P59" style:family="paragraph" style:parent-style-name="Standard">
      <style:text-properties officeooo:rsid="0017057a" officeooo:paragraph-rsid="0017057a"/>
    </style:style>
    <style:style style:name="P60" style:family="paragraph" style:parent-style-name="Standard">
      <style:text-properties officeooo:rsid="0017057a" officeooo:paragraph-rsid="0017e19c"/>
    </style:style>
    <style:style style:name="P61" style:family="paragraph" style:parent-style-name="Standard">
      <style:text-properties officeooo:rsid="0017e19c" officeooo:paragraph-rsid="0017e19c"/>
    </style:style>
    <style:style style:name="P62" style:family="paragraph" style:parent-style-name="Standard">
      <style:text-properties officeooo:rsid="0018d130" officeooo:paragraph-rsid="0018d130"/>
    </style:style>
    <style:style style:name="P63" style:family="paragraph" style:parent-style-name="Standard">
      <style:text-properties officeooo:rsid="001aa97b" officeooo:paragraph-rsid="001aa97b"/>
    </style:style>
    <style:style style:name="P64" style:family="paragraph" style:parent-style-name="Standard">
      <style:text-properties officeooo:rsid="001ba97e" officeooo:paragraph-rsid="001ba97e"/>
    </style:style>
    <style:style style:name="P65" style:family="paragraph" style:parent-style-name="Standard">
      <style:text-properties style:text-underline-style="solid" style:text-underline-type="double" style:text-underline-width="auto" style:text-underline-color="font-color" officeooo:rsid="001ba97e" officeooo:paragraph-rsid="001ba97e"/>
    </style:style>
    <style:style style:name="P66" style:family="paragraph" style:parent-style-name="Standard">
      <style:paragraph-properties fo:text-align="center" style:justify-single-word="false"/>
      <style:text-properties fo:color="#00ccff" fo:font-size="16pt" officeooo:rsid="00057ccc" officeooo:paragraph-rsid="00057ccc" style:font-size-asian="16pt" style:font-size-complex="16pt"/>
    </style:style>
    <style:style style:name="P67" style:family="paragraph" style:parent-style-name="Standard">
      <style:paragraph-properties fo:text-align="center" style:justify-single-word="false"/>
      <style:text-properties fo:color="#00ccff" fo:font-size="16pt" style:text-underline-style="solid" style:text-underline-width="auto" style:text-underline-color="font-color" fo:font-weight="bold" officeooo:rsid="00057ccc" officeooo:paragraph-rsid="00057ccc" style:font-size-asian="16pt" style:font-weight-asian="bold" style:font-size-complex="16pt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ccff" fo:font-size="16pt" style:text-underline-style="solid" style:text-underline-width="auto" style:text-underline-color="font-color" fo:font-weight="bold" officeooo:rsid="001ddd5c" officeooo:paragraph-rsid="001ddd5c" style:font-size-asian="16pt" style:font-weight-asian="bold" style:font-size-complex="16pt" style:font-weight-complex="bold"/>
    </style:style>
    <style:style style:name="T1" style:family="text">
      <style:text-properties officeooo:rsid="00057d08"/>
    </style:style>
    <style:style style:name="T2" style:family="text">
      <style:text-properties fo:color="#ff3333"/>
    </style:style>
    <style:style style:name="T3" style:family="text">
      <style:text-properties fo:color="#ff3333" officeooo:rsid="0011cc18"/>
    </style:style>
    <style:style style:name="T4" style:family="text">
      <style:text-properties fo:color="#ff3333" fo:background-color="#ffffff" loext:char-shading-value="0"/>
    </style:style>
    <style:style style:name="T5" style:family="text">
      <style:text-properties fo:color="#ff3333" officeooo:rsid="000f5d30" fo:background-color="#ffffff" loext:char-shading-value="0"/>
    </style:style>
    <style:style style:name="T6" style:family="text">
      <style:text-properties fo:color="#ff3333" officeooo:rsid="00172266"/>
    </style:style>
    <style:style style:name="T7" style:family="text">
      <style:text-properties officeooo:rsid="0006d1c5"/>
    </style:style>
    <style:style style:name="T8" style:family="text">
      <style:text-properties fo:color="#000000"/>
    </style:style>
    <style:style style:name="T9" style:family="text">
      <style:text-properties fo:color="#000000" officeooo:rsid="0006d1c5"/>
    </style:style>
    <style:style style:name="T10" style:family="text">
      <style:text-properties fo:color="#000000" officeooo:rsid="000bd51c"/>
    </style:style>
    <style:style style:name="T11" style:family="text">
      <style:text-properties fo:color="#000000" officeooo:rsid="000d218e"/>
    </style:style>
    <style:style style:name="T12" style:family="text">
      <style:text-properties fo:color="#000000" officeooo:rsid="0010bb23"/>
    </style:style>
    <style:style style:name="T13" style:family="text">
      <style:text-properties fo:color="#000000" officeooo:rsid="0011cc18"/>
    </style:style>
    <style:style style:name="T14" style:family="text">
      <style:text-properties fo:color="#000000" officeooo:rsid="001218b0"/>
    </style:style>
    <style:style style:name="T15" style:family="text">
      <style:text-properties fo:color="#000000" officeooo:rsid="0014fa83"/>
    </style:style>
    <style:style style:name="T16" style:family="text">
      <style:text-properties fo:color="#000000" officeooo:rsid="0018c345"/>
    </style:style>
    <style:style style:name="T17" style:family="text">
      <style:text-properties fo:color="#000000" officeooo:rsid="001965b5"/>
    </style:style>
    <style:style style:name="T18" style:family="text">
      <style:text-properties fo:color="#000000" officeooo:rsid="001985e1"/>
    </style:style>
    <style:style style:name="T19" style:family="text">
      <style:text-properties fo:color="#000000" officeooo:rsid="0011cc18" fo:background-color="#ffffff" loext:char-shading-value="0"/>
    </style:style>
    <style:style style:name="T20" style:family="text">
      <style:text-properties fo:color="#000000" officeooo:rsid="001b7e63" fo:background-color="#ffffff" loext:char-shading-value="0"/>
    </style:style>
    <style:style style:name="T21" style:family="text">
      <style:text-properties fo:color="#000000" officeooo:rsid="002087df"/>
    </style:style>
    <style:style style:name="T22" style:family="text">
      <style:text-properties fo:color="#000000" officeooo:rsid="002253ec"/>
    </style:style>
    <style:style style:name="T23" style:family="text">
      <style:text-properties fo:color="#000000" officeooo:rsid="00232b15"/>
    </style:style>
    <style:style style:name="T24" style:family="text">
      <style:text-properties officeooo:rsid="000bd51c"/>
    </style:style>
    <style:style style:name="T25" style:family="text">
      <style:text-properties officeooo:rsid="0011cc18"/>
    </style:style>
    <style:style style:name="T26" style:family="text">
      <style:text-properties officeooo:rsid="001218b0"/>
    </style:style>
    <style:style style:name="T27" style:family="text">
      <style:text-properties officeooo:rsid="001367e6"/>
    </style:style>
    <style:style style:name="T28" style:family="text">
      <style:text-properties officeooo:rsid="0014fa83"/>
    </style:style>
    <style:style style:name="T29" style:family="text">
      <style:text-properties officeooo:rsid="00155e00"/>
    </style:style>
    <style:style style:name="T30" style:family="text">
      <style:text-properties fo:background-color="#ffffff" loext:char-shading-value="0"/>
    </style:style>
    <style:style style:name="T31" style:family="text">
      <style:text-properties officeooo:rsid="000f5d30" fo:background-color="#ffffff" loext:char-shading-value="0"/>
    </style:style>
    <style:style style:name="T32" style:family="text">
      <style:text-properties officeooo:rsid="001b394c" fo:background-color="#ffffff" loext:char-shading-value="0"/>
    </style:style>
    <style:style style:name="T33" style:family="text">
      <style:text-properties officeooo:rsid="0011cc18" fo:background-color="#ffffff" loext:char-shading-value="0"/>
    </style:style>
    <style:style style:name="T34" style:family="text">
      <style:text-properties officeooo:rsid="001c2784" fo:background-color="#ffffff" loext:char-shading-value="0"/>
    </style:style>
    <style:style style:name="T35" style:family="text">
      <style:text-properties officeooo:rsid="0018c345"/>
    </style:style>
    <style:style style:name="T36" style:family="text">
      <style:text-properties officeooo:rsid="0017057a"/>
    </style:style>
    <style:style style:name="T37" style:family="text">
      <style:text-properties officeooo:rsid="0017e19c"/>
    </style:style>
    <style:style style:name="T38" style:family="text">
      <style:text-properties officeooo:rsid="0018d130"/>
    </style:style>
    <style:style style:name="T39" style:family="text">
      <style:text-properties officeooo:rsid="001ba97e"/>
    </style:style>
    <style:style style:name="T40" style:family="text">
      <style:text-properties officeooo:rsid="000d6c94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2087df" style:font-weight-asian="normal" style:font-weight-complex="normal"/>
    </style:style>
    <style:style style:name="T43" style:family="text">
      <style:text-properties style:text-position="super 58%"/>
    </style:style>
    <style:style style:name="T44" style:family="text">
      <style:text-properties style:text-position="super 58%" officeooo:rsid="001ddd5c"/>
    </style:style>
    <style:style style:name="T45" style:family="text">
      <style:text-properties style:text-position="0% 100%"/>
    </style:style>
    <style:style style:name="T46" style:family="text">
      <style:text-properties officeooo:rsid="001ddd5c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style:text-underline-style="solid" style:text-underline-width="auto" style:text-underline-color="font-color" officeooo:rsid="002087df"/>
    </style:style>
    <style:style style:name="T4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0" style:family="text">
      <style:text-properties style:text-underline-style="solid" style:text-underline-width="auto" style:text-underline-color="font-color" fo:font-weight="normal" officeooo:rsid="002087df" style:font-weight-asian="normal" style:font-weight-complex="normal"/>
    </style:style>
    <style:style style:name="T51" style:family="text">
      <style:text-properties officeooo:rsid="001f7ee4"/>
    </style:style>
    <style:style style:name="T52" style:family="text">
      <style:text-properties style:text-underline-style="none"/>
    </style:style>
    <style:style style:name="T53" style:family="text">
      <style:text-properties fo:color="#00ccff"/>
    </style:style>
    <style:style style:name="T54" style:family="text">
      <style:text-properties fo:color="#00ccff" officeooo:rsid="001de16c"/>
    </style:style>
    <style:style style:name="T55" style:family="text">
      <style:text-properties fo:color="#00ccff" style:text-underline-style="none"/>
    </style:style>
    <style:style style:name="T56" style:family="text">
      <style:text-properties officeooo:rsid="002087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67">07<text:span text:style-name="T43">th</text:span> <text:span text:style-name="T46">Oc</text:span>tober to 11<text:span text:style-name="T44">th</text:span><text:span text:style-name="T46"> </text:span><text:s/>October 2019</text:p>
      <text:p text:style-name="P67">This week work status</text:p>
      <text:p text:style-name="P67"/>
      <text:p text:style-name="P40"><text:span text:style-name="T52">## </text:span>Completed <text:span text:style-name="T51">T</text:span>ask<text:span text:style-name="T51">s</text:span><text:span text:style-name="T52"> :- </text:span></text:p>
      <text:p text:style-name="P40"/>
      <text:p text:style-name="P68"><text:span text:style-name="T52">## </text:span>Tcl <text:span text:style-name="T52">: - </text:span></text:p>
      <text:p text:style-name="P66"/>
      <text:p text:style-name="P1">## TCL INTERVIEW </text:p>
      <text:p text:style-name="P1"/>
      <text:p text:style-name="P6"><text:span text:style-name="T25">1</text:span>) how to increment eacl element in a list? eg: incrlist {1 2 3} =&gt;2 3 4<text:span text:style-name="T1"> </text:span></text:p>
      <text:p text:style-name="P2"><text:s text:c="11"/><text:span text:style-name="T1">PATH : - </text:span><text:s text:c="2"/><text:span text:style-name="T1">/home/srm/srinivas/TCL_FILES/INTERVIEW/list_incr_1.tcl</text:span></text:p>
      <text:p text:style-name="P3"/>
      <text:p text:style-name="P7"><text:span text:style-name="T25">2</text:span>) How to run a package in tcl ?</text:p>
      <text:p text:style-name="P4"><text:tab/>Ans4: <text:s/>source &lt;package_name&gt; (or) package require &lt;name&gt;</text:p>
      <text:p text:style-name="P4"><text:s/><text:tab/></text:p>
      <text:p text:style-name="P4"><text:span text:style-name="T3">3</text:span><text:span text:style-name="T2">) How increment a character? For example, I give a and I should get b?</text:span></text:p>
      <text:p text:style-name="P5"><text:tab/><text:span text:style-name="T7">path : - <text:s/>/home/srm/srinivas/TCL_FILES/INTERVIEW/incr_char.tcl</text:span></text:p>
      <text:p text:style-name="P5"/>
      <text:p text:style-name="P8"><text:span text:style-name="T25">4</text:span>) How to extract “information” from “ccccccccaaabbbbaaaabbinformationabcaaaaaabbbbbbbccbb” in tcl using a single command?</text:p>
      <text:p text:style-name="P8"><text:tab/><text:span text:style-name="T9">path : - <text:s/>/home/srm/srinivas/TCL_FILES/INTERVIEW/</text:span><text:span text:style-name="T8">extract</text:span><text:span text:style-name="T9">.tcl</text:span></text:p>
      <text:p text:style-name="P17"><text:tab/></text:p>
      <text:p text:style-name="P9"><text:span text:style-name="T25">5</text:span>) How to Swap 30 &amp; 40 in IP address 192.30.40.1 using TCL <text:span text:style-name="T24">script?</text:span></text:p>
      <text:p text:style-name="P10"><text:tab/><text:span text:style-name="T9">path : - <text:s/>/home/srm/srinivas/TCL_FILES/INTERVIEW/</text:span><text:span text:style-name="T10">ip_add.tcl</text:span></text:p>
      <text:p text:style-name="P47"/>
      <text:p text:style-name="P11"><text:span text:style-name="T25">6</text:span>)How do you find the length of a string without using string length command in TCL?</text:p>
      <text:p text:style-name="P14"><text:tab/><text:span text:style-name="T9">path : - <text:s/>/home/srm/srinivas/TCL_FILES/INTERVIEW/</text:span><text:span text:style-name="T11">str_len.tcl</text:span></text:p>
      <text:p text:style-name="P13"><text:s/></text:p>
      <text:p text:style-name="P18"><text:span text:style-name="T25">7</text:span>) How to write a program for fibonacci series using TCL?</text:p>
      <text:p text:style-name="P12"><text:tab/><text:span text:style-name="T26">## using for loop</text:span><text:tab/></text:p>
      <text:p text:style-name="P16"><text:tab/><text:span text:style-name="T12">path :- <text:s/>/home/srm/srinivas/TCL_FILES/INTERVIEW/fibonacci.tcl</text:span></text:p>
      <text:p text:style-name="P16"><text:span text:style-name="T12"><text:tab/></text:span><text:span text:style-name="T26">## uisng while loop </text:span></text:p>
      <text:p text:style-name="P24"><text:tab/><text:span text:style-name="T12">path :- <text:s/>/home/srm/srinivas/TCL_FILES/INTERVIEW/fibonacci</text:span><text:span text:style-name="T14">1</text:span><text:span text:style-name="T12">.tcl</text:span></text:p>
      <text:p text:style-name="P15"/>
      <text:p text:style-name="P15"><text:span text:style-name="T25">8)</text:span> Write a regexp to match an ip address?</text:p>
      <text:p text:style-name="P21"><text:tab/><text:span text:style-name="T13">Path :- /home/srm/srinivas/TCL_FILES/INTERVIEW/match_ip.tcl</text:span></text:p>
      <text:p text:style-name="P48"/>
      <text:p text:style-name="P22"><text:span text:style-name="T27">9)</text:span> Convert a string into a list.</text:p>
      <text:p text:style-name="P23"><text:tab/><text:span text:style-name="T13">Path :- /home/srm/srinivas/TCL_FILES/INTERVIEW/</text:span><text:span text:style-name="T15">str_into_list.tcl</text:span></text:p>
      <text:p text:style-name="P22"><text:span text:style-name="T28">10) C</text:span>onvert a list into a string.</text:p>
      <text:p text:style-name="P23"><text:tab/><text:span text:style-name="T13">Path :- /home/srm/srinivas/TCL_FILES/INTERVIEW/</text:span><text:span text:style-name="T15">list_into_str.tcl</text:span></text:p>
      <text:p text:style-name="P23"><text:span text:style-name="T15"/></text:p>
      <text:p text:style-name="P30"><text:span text:style-name="T28">1</text:span>1) Find the factorial no of x, write a program in tcl?</text:p>
      <text:p text:style-name="P31"><text:tab/><text:span text:style-name="T13">Path :- /home/srm/srinivas/TCL_FILES/INTERVIEW/</text:span><text:span text:style-name="T18">factorial.tcl</text:span></text:p>
      <text:p text:style-name="P31"><text:span text:style-name="T18"/></text:p>
      <text:p text:style-name="P33">12)<text:span text:style-name="T40"> Difference between using curly braces and quotes in TCL?</text:span></text:p>
      <text:p text:style-name="P36"><text:span text:style-name="T32"><text:tab/></text:span><text:span text:style-name="T19">Path :- /home/srm/srinivas/TCL_FILES/INTERVIEW/</text:span><text:span text:style-name="T20">diff_cu_qu.tcl</text:span></text:p>
      <text:p text:style-name="P36"><text:span text:style-name="T20"/></text:p>
      <text:p text:style-name="P37"><text:soft-page-break/><text:span text:style-name="T30">13) Swap two numbers without using temporary variable.</text:span></text:p>
      <text:p text:style-name="P38"><text:span text:style-name="T30"><text:tab/> </text:span><text:span text:style-name="T19">Path :- /home/srm/srinivas/TCL_FILES/INTERVIEW/swap.tcl</text:span></text:p>
      <text:p text:style-name="P38"><text:span text:style-name="T19"/></text:p>
      <text:p text:style-name="P38"><text:span text:style-name="T19"/></text:p>
      <text:p text:style-name="P39"><text:span text:style-name="T33">14) </text:span><text:span text:style-name="T34"><text:s/>How to multiply two numbers without using multiplication operator.</text:span></text:p>
      <text:p text:style-name="P39"><text:span text:style-name="T34"><text:tab/> </text:span><text:span text:style-name="T19">Path :- /home/srm/srinivas/TCL_FILES/INTERVIEW/mult.tcl</text:span></text:p>
      <text:p text:style-name="P51"/>
      <text:p text:style-name="P49"/>
      <text:p text:style-name="P41"><text:span text:style-name="T55">## </text:span><text:span text:style-name="T54">P</text:span><text:span text:style-name="T53">erl </text:span><text:span text:style-name="T55">: -</text:span></text:p>
      <text:p text:style-name="P52"/>
      <text:p text:style-name="P53">1) <text:span text:style-name="T6">Read the No_files and parse it. To get the all data Recursively, </text:span></text:p>
      <text:p text:style-name="P34"><text:s text:c="4"/>Like pyton and perl and tcl files,</text:p>
      <text:p text:style-name="P34"><text:s text:c="4"/>Write the output to the Mysql data base format. </text:p>
      <text:p text:style-name="P34"><text:tab/></text:p>
      <text:p text:style-name="P34"><text:tab/><text:span text:style-name="T8">path : - /home/srm/srinivas/MYSQL/ok2.pl</text:span></text:p>
      <text:p text:style-name="P54"><text:tab/>path : - /home/srm/srinivas/MYSQL/ok_cp.pl</text:p>
      <text:p text:style-name="P53"/>
      <text:p text:style-name="P52"/>
      <text:p text:style-name="P52"><text:span text:style-name="T4">2</text:span><text:span text:style-name="T5">) How to write a program for fibonacci series using </text:span><text:span text:style-name="T4">Perl</text:span><text:span text:style-name="T5">?</text:span></text:p>
      <text:p text:style-name="P52"><text:span text:style-name="T5"><text:tab/></text:span><text:span text:style-name="T30">Using for loop </text:span></text:p>
      <text:p text:style-name="P52"><text:span text:style-name="T31"><text:tab/></text:span><text:span text:style-name="T30">Path : - /home/srm/srinivas/PL_FILES/TASKS/fibonacci_series.pl</text:span></text:p>
      <text:p text:style-name="P49"><text:tab/><text:span text:style-name="T29">using while loop</text:span></text:p>
      <text:p text:style-name="P50"><text:tab/><text:span text:style-name="T29">Path : - /home/srm/srinivas/PL_FILES/TASKS/fibonacci_series1.pl</text:span></text:p>
      <text:p text:style-name="P50"/>
      <text:p text:style-name="P25">3) How to write a function using code referance and dereferance code and pass the values to the function?</text:p>
      <text:p text:style-name="P25"><text:tab/></text:p>
      <text:p text:style-name="P26"><text:tab/><text:span text:style-name="T8">path : - </text:span><text:span text:style-name="T16">/home/srm/srinivas/TASKS/aa/func.pl</text:span></text:p>
      <text:p text:style-name="P26"><text:span text:style-name="T16"/></text:p>
      <text:p text:style-name="P26"><text:span text:style-name="T35">4) Find the factorial no of X, write a program in perl?</text:span></text:p>
      <text:p text:style-name="P26"><text:tab/></text:p>
      <text:p text:style-name="P27"><text:s text:c="12"/><text:span text:style-name="T17">path : - /home/srm/srinivas/TASKS/aa/fact.pl</text:span></text:p>
      <text:p text:style-name="P28"><text:span text:style-name="T8"/></text:p>
      <text:p text:style-name="P28"><text:span text:style-name="T8"/></text:p>
      <text:p text:style-name="P43">## <text:span text:style-name="T47">Tasks on </text:span><text:span text:style-name="T48">R</text:span><text:span text:style-name="T47">unning</text:span> : - </text:p>
      <text:p text:style-name="P42"/>
      <text:p text:style-name="P55"><text:tab/><text:span text:style-name="T42">Working on perl and tcl interview questions.</text:span></text:p>
      <text:p text:style-name="P55"><text:span text:style-name="T42"/></text:p>
      <text:p text:style-name="P44"><text:span text:style-name="T41">## </text:span><text:span text:style-name="T48">Next week </text:span><text:span text:style-name="T47">Tasks</text:span><text:span text:style-name="T41"> : - </text:span></text:p>
      <text:p text:style-name="P28"><text:span text:style-name="T8"/></text:p>
      <text:p text:style-name="P28"><text:span text:style-name="T8"><text:tab/></text:span><text:span text:style-name="T21">Working with modules, </text:span></text:p>
      <text:p text:style-name="P29"><text:span text:style-name="T8"><text:tab/></text:span><text:span text:style-name="T21">Instalation of modules <text:s/>and </text:span></text:p>
      <text:p text:style-name="P29"><text:span text:style-name="T21"><text:tab/></text:span><text:span text:style-name="T23">W</text:span><text:span text:style-name="T21">orking in o</text:span><text:span text:style-name="T22">o</text:span><text:span text:style-name="T21">ps concepts in perl </text:span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oft-page-break/><text:span text:style-name="T8"/></text:p>
      <text:p text:style-name="P28"><text:span text:style-name="T8"/></text:p>
      <text:p text:style-name="P28"><text:span text:style-name="T8"/></text:p>
      <text:p text:style-name="P58"/>
      <text:p text:style-name="P35">## English :-</text:p>
      <text:p text:style-name="P57"/>
      <text:p text:style-name="P57">1) The computer is on the table.</text:p>
      <text:p text:style-name="P57">2) The clerk is at <text:span text:style-name="T36">the </text:span>seat.</text:p>
      <text:p text:style-name="P57">3) <text:span text:style-name="T36">I will see you at home.</text:span></text:p>
      <text:p text:style-name="P59">4) He is comming into the room.</text:p>
      <text:p text:style-name="P59">5) I will pour some more water into the glass.</text:p>
      <text:p text:style-name="P59">6) People bathe in the river.</text:p>
      <text:p text:style-name="P59">7) We sit on the bench, but father sits in the armchair.</text:p>
      <text:p text:style-name="P59">8) He went into his house.</text:p>
      <text:p text:style-name="P60">9) <text:span text:style-name="T37">The letter was send by courier.</text:span></text:p>
      <text:p text:style-name="P60"><text:span text:style-name="T37">10) Please translate this from Telugu into English. </text:span><text:s/></text:p>
      <text:p text:style-name="P61">11) Himachal pradesh is in North India.</text:p>
      <text:p text:style-name="P61">12) <text:span text:style-name="T38">Nepal is to the <text:s/>north of india.</text:span></text:p>
      <text:p text:style-name="P62">13) Don’t judge a person by his clothes.</text:p>
      <text:p text:style-name="P62">14) I filled the bottel with milk.</text:p>
      <text:p text:style-name="P62">15) The tiger was killed by the hunter.</text:p>
      <text:p text:style-name="P62">16) He stood beside his brother.</text:p>
      <text:p text:style-name="P63">17) <text:span text:style-name="T39">I play football besides hockey.</text:span></text:p>
      <text:p text:style-name="P64">18) Divide the sweets between Kirti and suresh.</text:p>
      <text:p text:style-name="P64">19) Shimla is situated amongst the mountains.</text:p>
      <text:p text:style-name="P64">20) He is a man of principles.</text:p>
      <text:p text:style-name="P64">21) There is a bridge over the yamuna river.</text:p>
      <text:p text:style-name="P64">22) Boats are under the bridge.</text:p>
      <text:p text:style-name="P64">23) Amar is standing between Raju and Vikas.</text:p>
      <text:p text:style-name="P64">24) Ram is in front of Sita, Sith is <text:s/>standing behind him.</text:p>
      <text:p text:style-name="P64">25) We are in confusion.</text:p>
      <text:p text:style-name="P64">26) The money is in my pocket.</text:p>
      <text:p text:style-name="P64">27) Fishes are in the sea.</text:p>
      <text:p text:style-name="P64">28) Who is inside.</text:p>
      <text:p text:style-name="P65"/>
      <text:p text:style-name="P32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Tahoma, Helvetica, FreeSans, sans-serif"/>
    <style:font-face style:name="georgia" svg:font-family="georgia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7:37:14.461074549</meta:creation-date>
    <dc:date>2019-10-11T18:52:12.699735230</dc:date>
    <meta:editing-duration>PT7H27M23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3" meta:paragraph-count="92" meta:word-count="587" meta:character-count="3869" meta:non-whitespace-character-count="3271"/>
  </office:meta>
</office:document-meta>
</file>